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6f4bb" officeooo:paragraph-rsid="0016f4bb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f4bb" officeooo:paragraph-rsid="0016f4bb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6f4bb" officeooo:paragraph-rsid="0016f4bb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6f4bb" officeooo:paragraph-rsid="0016f4b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7f21e" officeooo:paragraph-rsid="0017f21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7f21e" officeooo:paragraph-rsid="0017f21e"/>
    </style:style>
    <style:style style:name="P7" style:family="paragraph" style:parent-style-name="Standard">
      <style:paragraph-properties fo:text-align="start" style:justify-single-word="false"/>
      <style:text-properties officeooo:paragraph-rsid="0017f21e"/>
    </style:style>
    <style:style style:name="P8" style:family="paragraph" style:parent-style-name="Standard">
      <style:paragraph-properties fo:text-align="start" style:justify-single-word="false"/>
      <style:text-properties officeooo:rsid="00193b8a" officeooo:paragraph-rsid="00193b8a"/>
    </style:style>
    <style:style style:name="P9" style:family="paragraph" style:parent-style-name="Standard">
      <style:paragraph-properties fo:text-align="start" style:justify-single-word="false"/>
      <style:text-properties officeooo:rsid="001b34af" officeooo:paragraph-rsid="001b34af"/>
    </style:style>
    <style:style style:name="T1" style:family="text">
      <style:text-properties officeooo:rsid="001761f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761f7"/>
    </style:style>
    <style:style style:name="T4" style:family="text">
      <style:text-properties style:text-underline-style="none" officeooo:rsid="0017f21e"/>
    </style:style>
    <style:style style:name="T5" style:family="text">
      <style:text-properties officeooo:rsid="001d42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vin Chau</text:p>
      <text:p text:style-name="P1">23816929</text:p>
      <text:p text:style-name="P1">Physics 111 – Lab 1</text:p>
      <text:p text:style-name="P2">Pre-lab Questions</text:p>
      <text:p text:style-name="P2"/>
      <text:p text:style-name="P5">1.3: Derive the voltage divider equation in 1.4</text:p>
      <text:p text:style-name="P6">https://learn.sparkfun.com/tutorials/voltage-dividers/extra-credit-proof</text:p>
      <text:p text:style-name="P2"/>
      <text:p text:style-name="P5">2.2: What are the interesting properties of a coaxial cable and transmission lines?</text:p>
      <text:p text:style-name="P5">http://en.wikipedia.org/wiki/Coaxial_cable</text:p>
      <text:p text:style-name="P5"><text:a xlink:type="simple" xlink:href="http://en.wikipedia.org/wiki/Transmission_line" text:style-name="Internet_20_link" text:visited-style-name="Visited_20_Internet_20_Link">http://en.wikipedia.org/wiki/Transmission_line</text:a></text:p>
      <text:p text:style-name="P5"/>
      <text:p text:style-name="P4">2.3: What is a low-pass circuit? A high pass circuit? Draw an example of each. Derive the transfer function for each of these circuits.</text:p>
      <text:p text:style-name="P3"/>
      <text:p text:style-name="P3">Low-pass and high pass circuits are frequency dependent <text:span text:style-name="T5">voltage dividing circuits that attenuate voltage signals by</text:span> different amounts for different input frequencies. For the simplest type of filter circuits, the RC filter (built from a resistor and <text:span text:style-name="T1">capacitor</text:span>), these properties come from the fact that capacitors have frequency dependent impedance. A low pass filter <text:span text:style-name="T1">passes signals with input frequencies below a certain Cutoff frequency, while attenuating signals with frequencies far above the cutoff. A high pass filter is the opposite; it passes high frequencies while attenuating frequencies below the cutoff.</text:span></text:p>
      <text:p text:style-name="P3"/>
      <text:p text:style-name="P7"><text:span text:style-name="T3">2.4: </text:span><text:span text:style-name="T4">set x to 0 (wt = k*pi). Plug into y, solve for phi. (See wikipedia </text:span><text:span text:style-name="T4">)</text:span></text:p>
      <text:p text:style-name="P7"><text:a xlink:type="simple" xlink:href="http://en.wikipedia.org/wiki/Lissajous_curve" text:style-name="Internet_20_link" text:visited-style-name="Visited_20_Internet_20_Link"><text:span text:style-name="T4">http://en.wikipedia.org/wiki/Lissajous_curve</text:span>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4">P</text:span><text:span text:style-name="T2">roblem 1.1.4:</text:span></text:p>
      <text:p text:style-name="P8"><text:span text:style-name="T2"><text:tab/></text:span></text:p>
      <text:p text:style-name="P8"><text:span text:style-name="T2"><text:tab/>V_A = V*(R1/ (R1+R2))</text:span></text:p>
      <text:p text:style-name="P8"/>
      <text:p text:style-name="P8"><text:span text:style-name="T2">1.1.5: 24V/480KO = 50uA</text:span></text:p>
      <text:p text:style-name="P8"/>
      <text:p text:style-name="P9">1.1.6: .5V</text:p>
      <text:p text:style-name="P8"/>
      <text:p text:style-name="P9"><text:span text:style-name="T2">1.12a) .001175W and .000025</text:span></text:p>
      <text:p text:style-name="P9"><text:span text:style-name="T2"/></text:p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21:20:31.363106000</meta:creation-date>
    <dc:date>2015-01-21T00:52:51.625615000</dc:date>
    <meta:editing-duration>PT16H15M15S</meta:editing-duration>
    <meta:editing-cycles>5</meta:editing-cycles>
    <meta:generator>LibreOffice/4.3.5.2$MacOSX_X86_64 LibreOffice_project/3a87456aaa6a95c63eea1c1b3201acedf0751bd5</meta:generator>
    <meta:document-statistic meta:table-count="0" meta:image-count="0" meta:object-count="0" meta:page-count="1" meta:paragraph-count="19" meta:word-count="181" meta:character-count="1308" meta:non-whitespace-character-count="1142"/>
  </office:meta>
</office:document-meta>
</file>